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40022AB3C84.png" manifest:media-type=""/>
  <manifest:file-entry manifest:full-path="Pictures/10000201000004FD000003D59B33AE4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6.249cm" svg:height="20.999cm" svg:x="1cm" svg:y="0cm">
          <draw:image xlink:href="Pictures/10000000000005000000040022AB3C84.png" xlink:type="simple" xlink:show="embed" xlink:actuate="onLoad">
            <text:p/>
          </draw:image>
        </draw:frame>
        <draw:frame draw:style-name="gr2" draw:layer="layout" svg:width="10.582cm" svg:height="0.963cm" svg:x="10.2cm" svg:y="0.437cm">
          <draw:text-box>
            <text:p>BL Ekonomi – example screenshot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4.366cm" svg:height="17.282cm" svg:x="1.834cm" svg:y="3cm">
          <draw:image xlink:href="Pictures/10000201000004FD000003D59B33AE46.png" xlink:type="simple" xlink:show="embed" xlink:actuate="onLoad">
            <text:p/>
          </draw:image>
        </draw:frame>
        <draw:frame draw:style-name="gr2" draw:layer="layout" svg:width="11.394cm" svg:height="0.963cm" svg:x="9.2cm" svg:y="1cm">
          <draw:text-box>
            <text:p>BL Ekonomi – spreadsheet componen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sv" fo:country="S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6T11:35:06.639000000</meta:creation-date>
    <dc:date>2013-07-26T11:39:18.508000000</dc:date>
    <meta:editing-duration>P0D</meta:editing-duration>
    <meta:editing-cycles>1</meta:editing-cycles>
    <meta:document-statistic meta:object-count="29"/>
    <meta:generator>LibreOffice/4.1.0.4$Windows_x86 LibreOffice_project/89ea49ddacd9aa532507cbf852f2bb22b1ace28</meta:generator>
  </office:meta>
</office:document-meta>
</file>